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72.79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453.51pt" svg:height="255.09pt" svg:x="214.89pt" svg:y="182.04pt">
            <draw:object draw:notify-on-update-of-ranges="results.G1:results.G1 results.G2:results.G14 results.H1:results.H1 results.H2:results.H14 results.G1:results.G1 results.G2:results.G14 results.I1:results.I1 results.I2:results.I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nproc</text:p>
          </table:table-cell>
          <table:table-cell office:value-type="string" calcext:value-type="string">
            <text:p>serial time</text:p>
          </table:table-cell>
          <table:table-cell office:value-type="string" calcext:value-type="string">
            <text:p>simple parallel</text:p>
          </table:table-cell>
          <table:table-cell office:value-type="string" calcext:value-type="string">
            <text:p>cannons</text:p>
          </table:table-cell>
          <table:table-cell office:value-type="string" calcext:value-type="string">
            <text:p>simple parallel speedup</text:p>
          </table:table-cell>
          <table:table-cell office:value-type="string" calcext:value-type="string">
            <text:p>cannon’s speedup</text:p>
          </table:table-cell>
          <table:table-cell office:value-type="string" calcext:value-type="string">
            <text:p>Nproc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Cannon’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.000064" calcext:value-type="float">
            <text:p>6.4E-05</text:p>
          </table:table-cell>
          <table:table-cell table:formula="of:=[.B2]/([.A2] * [.C2])" office:value-type="float" office:value="0.0180608365019011" calcext:value-type="float">
            <text:p>0.018060836501901</text:p>
          </table:table-cell>
          <table:table-cell table:formula="of:=[.B2]/([.A2] * [.D2])" office:value-type="float" office:value="0.07421875" calcext:value-type="float">
            <text:p>0.07421875</text:p>
          </table:table-cell>
          <table:table-cell office:value-type="float" office:value="4" calcext:value-type="float">
            <text:p>4</text:p>
          </table:table-cell>
          <table:table-cell table:formula="of:=AVERAGE([.E2:.E5]) * 100" office:value-type="float" office:value="26.7567138802729" calcext:value-type="float">
            <text:p>26.7567138802729</text:p>
          </table:table-cell>
          <table:table-cell table:formula="of:=AVERAGE([.F2:.F5])*100" office:value-type="float" office:value="44.7210360144726" calcext:value-type="float">
            <text:p>44.72103601447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2169" calcext:value-type="float">
            <text:p>0.052169</text:p>
          </table:table-cell>
          <table:table-cell office:value-type="float" office:value="0.02999" calcext:value-type="float">
            <text:p>0.02999</text:p>
          </table:table-cell>
          <table:table-cell office:value-type="float" office:value="0.026046" calcext:value-type="float">
            <text:p>0.026046</text:p>
          </table:table-cell>
          <table:table-cell table:formula="of:=[.B3]/([.A3] * [.C3])" office:value-type="float" office:value="0.434886628876292" calcext:value-type="float">
            <text:p>0.434886628876292</text:p>
          </table:table-cell>
          <table:table-cell table:formula="of:=[.B3]/([.A3] * [.D3])" office:value-type="float" office:value="0.500739077017584" calcext:value-type="float">
            <text:p>0.50073907701758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0902" calcext:value-type="float">
            <text:p>0.060902</text:p>
          </table:table-cell>
          <table:table-cell office:value-type="float" office:value="0.339667" calcext:value-type="float">
            <text:p>0.339667</text:p>
          </table:table-cell>
          <table:table-cell office:value-type="float" office:value="0.026622" calcext:value-type="float">
            <text:p>0.026622</text:p>
          </table:table-cell>
          <table:table-cell table:formula="of:=[.B4]/([.A4] * [.C4])" office:value-type="float" office:value="0.0448247842740095" calcext:value-type="float">
            <text:p>0.04482478427401</text:p>
          </table:table-cell>
          <table:table-cell table:formula="of:=[.B4]/([.A4] * [.D4])" office:value-type="float" office:value="0.571914206295545" calcext:value-type="float">
            <text:p>0.57191420629554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8058" calcext:value-type="float">
            <text:p>0.08058</text:p>
          </table:table-cell>
          <table:table-cell office:value-type="float" office:value="0.035188" calcext:value-type="float">
            <text:p>0.035188</text:p>
          </table:table-cell>
          <table:table-cell office:value-type="float" office:value="0.03138" calcext:value-type="float">
            <text:p>0.03138</text:p>
          </table:table-cell>
          <table:table-cell table:formula="of:=[.B5]/([.A5] * [.C5])" office:value-type="float" office:value="0.572496305558713" calcext:value-type="float">
            <text:p>0.572496305558713</text:p>
          </table:table-cell>
          <table:table-cell table:formula="of:=[.B5]/([.A5] * [.D5])" office:value-type="float" office:value="0.641969407265774" calcext:value-type="float">
            <text:p>0.64196940726577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13208" calcext:value-type="float">
            <text:p>0.013208</text:p>
          </table:table-cell>
          <table:table-cell office:value-type="float" office:value="0.013445" calcext:value-type="float">
            <text:p>0.013445</text:p>
          </table:table-cell>
          <table:table-cell table:formula="of:=[.B6]/([.A6] * [.C6])" office:value-type="float" office:value="0.0000899076317383404" calcext:value-type="float">
            <text:p>8.99076317383404E-05</text:p>
          </table:table-cell>
          <table:table-cell table:formula="of:=[.B6]/([.A6] * [.D6])" office:value-type="float" office:value="0.0000883227965786538" calcext:value-type="float">
            <text:p>8.83227965786538E-05</text:p>
          </table:table-cell>
          <table:table-cell office:value-type="float" office:value="16" calcext:value-type="float">
            <text:p>16</text:p>
          </table:table-cell>
          <table:table-cell table:formula="of:=AVERAGE([.E6:.E9]) * 100" office:value-type="float" office:value="9.26533095956765" calcext:value-type="float">
            <text:p>9.26533095956765</text:p>
          </table:table-cell>
          <table:table-cell table:formula="of:=AVERAGE([.F6:.F9])*100" office:value-type="float" office:value="17.5462917482604" calcext:value-type="float">
            <text:p>17.54629174826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2801" calcext:value-type="float">
            <text:p>0.052801</text:p>
          </table:table-cell>
          <table:table-cell office:value-type="float" office:value="0.081755" calcext:value-type="float">
            <text:p>0.081755</text:p>
          </table:table-cell>
          <table:table-cell office:value-type="float" office:value="0.012509" calcext:value-type="float">
            <text:p>0.012509</text:p>
          </table:table-cell>
          <table:table-cell table:formula="of:=[.B7]/([.A7] * [.C7])" office:value-type="float" office:value="0.0403652681793163" calcext:value-type="float">
            <text:p>0.040365268179316</text:p>
          </table:table-cell>
          <table:table-cell table:formula="of:=[.B7]/([.A7] * [.D7])" office:value-type="float" office:value="0.263815053161724" calcext:value-type="float">
            <text:p>0.26381505316172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264" calcext:value-type="float">
            <text:p>0.05264</text:p>
          </table:table-cell>
          <table:table-cell office:value-type="float" office:value="0.018942" calcext:value-type="float">
            <text:p>0.018942</text:p>
          </table:table-cell>
          <table:table-cell office:value-type="float" office:value="0.017713" calcext:value-type="float">
            <text:p>0.017713</text:p>
          </table:table-cell>
          <table:table-cell table:formula="of:=[.B8]/([.A8] * [.C8])" office:value-type="float" office:value="0.173688100517369" calcext:value-type="float">
            <text:p>0.173688100517369</text:p>
          </table:table-cell>
          <table:table-cell table:formula="of:=[.B8]/([.A8] * [.D8])" office:value-type="float" office:value="0.185739287528934" calcext:value-type="float">
            <text:p>0.18573928752893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86429" calcext:value-type="float">
            <text:p>0.086429</text:p>
          </table:table-cell>
          <table:table-cell office:value-type="float" office:value="0.034523" calcext:value-type="float">
            <text:p>0.034523</text:p>
          </table:table-cell>
          <table:table-cell office:value-type="float" office:value="0.021418" calcext:value-type="float">
            <text:p>0.021418</text:p>
          </table:table-cell>
          <table:table-cell table:formula="of:=[.B9]/([.A9] * [.C9])" office:value-type="float" office:value="0.156469962054283" calcext:value-type="float">
            <text:p>0.156469962054283</text:p>
          </table:table-cell>
          <table:table-cell table:formula="of:=[.B9]/([.A9] * [.D9])" office:value-type="float" office:value="0.252209006443179" calcext:value-type="float">
            <text:p>0.252209006443179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7086" calcext:value-type="float">
            <text:p>0.007086</text:p>
          </table:table-cell>
          <table:table-cell office:value-type="float" office:value="0.000639" calcext:value-type="float">
            <text:p>0.000639</text:p>
          </table:table-cell>
          <table:table-cell table:formula="of:=[.B10]/([.A10] * [.C10])" office:value-type="float" office:value="0.0000418959920970929" calcext:value-type="float">
            <text:p>4.18959920970929E-05</text:p>
          </table:table-cell>
          <table:table-cell table:formula="of:=[.B10]/([.A10] * [.D10])" office:value-type="float" office:value="0.000464593114241002" calcext:value-type="float">
            <text:p>0.000464593114241</text:p>
          </table:table-cell>
          <table:table-cell office:value-type="float" office:value="64" calcext:value-type="float">
            <text:p>64</text:p>
          </table:table-cell>
          <table:table-cell table:formula="of:=AVERAGE([.E10:.E13]) * 100" office:value-type="float" office:value="4.05425628110502" calcext:value-type="float">
            <text:p>4.05425628110502</text:p>
          </table:table-cell>
          <table:table-cell table:formula="of:=AVERAGE([.F10:.F13])*100" office:value-type="float" office:value="13.8334053145193" calcext:value-type="float">
            <text:p>13.83340531451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08738" calcext:value-type="float">
            <text:p>0.208738</text:p>
          </table:table-cell>
          <table:table-cell office:value-type="float" office:value="0.052267" calcext:value-type="float">
            <text:p>0.052267</text:p>
          </table:table-cell>
          <table:table-cell office:value-type="float" office:value="0.017862" calcext:value-type="float">
            <text:p>0.017862</text:p>
          </table:table-cell>
          <table:table-cell table:formula="of:=[.B11]/([.A11] * [.C11])" office:value-type="float" office:value="0.0624013478868119" calcext:value-type="float">
            <text:p>0.062401347886812</text:p>
          </table:table-cell>
          <table:table-cell table:formula="of:=[.B11]/([.A11] * [.D11])" office:value-type="float" office:value="0.182596083865189" calcext:value-type="float">
            <text:p>0.182596083865189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34883" calcext:value-type="float">
            <text:p>0.234883</text:p>
          </table:table-cell>
          <table:table-cell office:value-type="float" office:value="0.819863" calcext:value-type="float">
            <text:p>0.819863</text:p>
          </table:table-cell>
          <table:table-cell office:value-type="float" office:value="0.02197" calcext:value-type="float">
            <text:p>0.02197</text:p>
          </table:table-cell>
          <table:table-cell table:formula="of:=[.B12]/([.A12] * [.C12])" office:value-type="float" office:value="0.00447641480954745" calcext:value-type="float">
            <text:p>0.004476414809547</text:p>
          </table:table-cell>
          <table:table-cell table:formula="of:=[.B12]/([.A12] * [.D12])" office:value-type="float" office:value="0.16704810537096" calcext:value-type="float">
            <text:p>0.16704810537096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08326" calcext:value-type="float">
            <text:p>0.208326</text:p>
          </table:table-cell>
          <table:table-cell office:value-type="float" office:value="0.034174" calcext:value-type="float">
            <text:p>0.034174</text:p>
          </table:table-cell>
          <table:table-cell office:value-type="float" office:value="0.016017" calcext:value-type="float">
            <text:p>0.016017</text:p>
          </table:table-cell>
          <table:table-cell table:formula="of:=[.B13]/([.A13] * [.C13])" office:value-type="float" office:value="0.0952505925557441" calcext:value-type="float">
            <text:p>0.095250592555744</text:p>
          </table:table-cell>
          <table:table-cell table:formula="of:=[.B13]/([.A13] * [.D13])" office:value-type="float" office:value="0.20322743023038" calcext:value-type="float">
            <text:p>0.20322743023038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0441" calcext:value-type="float">
            <text:p>0.020441</text:p>
          </table:table-cell>
          <table:table-cell table:formula="of:=[.B14]/([.A14] * [.C14])" office:value-type="float" office:value="0.00000277972846441948" calcext:value-type="float">
            <text:p>2.77972846441948E-06</text:p>
          </table:table-cell>
          <table:table-cell table:formula="of:=[.B14]/([.A14] * [.D14])" office:value-type="float" office:value="0.00000363087666943887" calcext:value-type="float">
            <text:p>3.63087666943887E-06</text:p>
          </table:table-cell>
          <table:table-cell office:value-type="float" office:value="256" calcext:value-type="float">
            <text:p>256</text:p>
          </table:table-cell>
          <table:table-cell table:formula="of:=AVERAGE([.E14:.E17]) * 100" office:value-type="float" office:value="0.966621829042945" calcext:value-type="float">
            <text:p>0.966621829042945</text:p>
          </table:table-cell>
          <table:table-cell table:formula="of:=AVERAGE([.F14:.F17])*100" office:value-type="float" office:value="5.69330999254154" calcext:value-type="float">
            <text:p>5.6933099925415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857052" calcext:value-type="float">
            <text:p>0.857052</text:p>
          </table:table-cell>
          <table:table-cell office:value-type="float" office:value="0.241945" calcext:value-type="float">
            <text:p>0.241945</text:p>
          </table:table-cell>
          <table:table-cell office:value-type="float" office:value="0.041161" calcext:value-type="float">
            <text:p>0.041161</text:p>
          </table:table-cell>
          <table:table-cell table:formula="of:=[.B15]/([.A15] * [.C15])" office:value-type="float" office:value="0.0138372744838703" calcext:value-type="float">
            <text:p>0.01383727448387</text:p>
          </table:table-cell>
          <table:table-cell table:formula="of:=[.B15]/([.A15] * [.D15])" office:value-type="float" office:value="0.0813357152401545" calcext:value-type="float">
            <text:p>0.08133571524015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842943" calcext:value-type="float">
            <text:p>0.842943</text:p>
          </table:table-cell>
          <table:table-cell office:value-type="float" office:value="0.275375" calcext:value-type="float">
            <text:p>0.275375</text:p>
          </table:table-cell>
          <table:table-cell office:value-type="float" office:value="0.052312" calcext:value-type="float">
            <text:p>0.052312</text:p>
          </table:table-cell>
          <table:table-cell table:formula="of:=[.B16]/([.A16] * [.C16])" office:value-type="float" office:value="0.0119573167271902" calcext:value-type="float">
            <text:p>0.01195731672719</text:p>
          </table:table-cell>
          <table:table-cell table:formula="of:=[.B16]/([.A16] * [.D16])" office:value-type="float" office:value="0.0629443740203013" calcext:value-type="float">
            <text:p>0.06294437402030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872737" calcext:value-type="float">
            <text:p>0.872737</text:p>
          </table:table-cell>
          <table:table-cell office:value-type="float" office:value="0.264941" calcext:value-type="float">
            <text:p>0.264941</text:p>
          </table:table-cell>
          <table:table-cell office:value-type="float" office:value="0.040853" calcext:value-type="float">
            <text:p>0.040853</text:p>
          </table:table-cell>
          <table:table-cell table:formula="of:=[.B17]/([.A17] * [.C17])" office:value-type="float" office:value="0.0128675022221929" calcext:value-type="float">
            <text:p>0.012867502222193</text:p>
          </table:table-cell>
          <table:table-cell table:formula="of:=[.B17]/([.A17] * [.D17])" office:value-type="float" office:value="0.0834486795645363" calcext:value-type="float">
            <text:p>0.08344867956453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7T19:42:30.446638753</dc:date>
    <meta:editing-duration>PT2M50S</meta:editing-duration>
    <meta:editing-cycles>1</meta:editing-cycles>
    <meta:document-statistic meta:table-count="1" meta:cell-count="117" meta:object-count="1"/>
    <meta:generator>LibreOffice/6.0.6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87cm" svg:y="0.316cm" chart:style-name="ch2">
          <text:p>Strong Scaling Speedup Curve</text:p>
        </chart:title>
        <chart:legend chart:legend-position="end" svg:x="13.227cm" svg:y="3.952cm" style:legend-expansion="high" chart:style-name="ch3"/>
        <chart:plot-area chart:style-name="ch4" table:cell-range-address="results.G1:results.I14" chart:data-source-has-labels="row" svg:x="1.331cm" svg:y="1.275cm" svg:width="11.576cm" svg:height="6.564cm">
          <chartooo:coordinate-region svg:x="1.952cm" svg:y="1.474cm" svg:width="10.675cm" svg:height="5.718cm"/>
          <chart:axis chart:dimension="x" chart:name="primary-x" chart:style-name="ch5">
            <chart:title svg:x="6.625cm" svg:y="8.019cm" chart:style-name="ch6">
              <text:p>Nproc</text:p>
            </chart:title>
          </chart:axis>
          <chart:axis chart:dimension="y" chart:name="primary-y" chart:style-name="ch5">
            <chart:title svg:x="0.451cm" svg:y="6.665cm" chart:style-name="ch7">
              <text:p>Strong Scaling Speedup (%)</text:p>
            </chart:title>
            <chart:grid chart:style-name="ch8" chart:class="major"/>
          </chart:axis>
          <chart:series chart:style-name="ch9" chart:values-cell-range-address="results.H2:results.H14" chart:label-cell-address="results.H1:results.H1" chart:class="chart:scatter">
            <chart:domain table:cell-range-address="results.G2:results.G14"/>
            <chart:data-point chart:repeated="13"/>
          </chart:series>
          <chart:series chart:style-name="ch10" chart:values-cell-range-address="results.I2:results.I14" chart:label-cell-address="results.I1:results.I1" chart:class="chart:scatte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Simple</text:p>
                <draw:g>
                  <svg:desc>results.H1:results.H1</svg:desc>
                </draw:g>
              </table:table-cell>
              <table:table-cell office:value-type="string">
                <text:p>Cannon’s</text:p>
                <draw:g>
                  <svg:desc>results.I1:result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results.G2:results.G14</svg:desc>
                </draw:g>
              </table:table-cell>
              <table:table-cell office:value-type="float" office:value="26.7567138802729">
                <text:p>26.7567138802729</text:p>
                <draw:g>
                  <svg:desc>results.H2:results.H14</svg:desc>
                </draw:g>
              </table:table-cell>
              <table:table-cell office:value-type="float" office:value="44.7210360144726">
                <text:p>44.7210360144726</text:p>
                <draw:g>
                  <svg:desc>results.I2:results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9.26533095956765">
                <text:p>9.26533095956765</text:p>
              </table:table-cell>
              <table:table-cell office:value-type="float" office:value="17.5462917482604">
                <text:p>17.54629174826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4.05425628110502">
                <text:p>4.05425628110502</text:p>
              </table:table-cell>
              <table:table-cell office:value-type="float" office:value="13.8334053145193">
                <text:p>13.83340531451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6">
                <text:p>256</text:p>
              </table:table-cell>
              <table:table-cell office:value-type="float" office:value="0.966621829042945">
                <text:p>0.966621829042945</text:p>
              </table:table-cell>
              <table:table-cell office:value-type="float" office:value="5.69330999254154">
                <text:p>5.693309992541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